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c0f23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9c5c" officeooo:paragraph-rsid="001a9c5c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84cb" officeooo:paragraph-rsid="001c84c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9c5c"/>
    </style:style>
    <style:style style:name="T5" style:family="text">
      <style:text-properties officeooo:rsid="001c0f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nd</text:span> of <text:span text:style-name="T4">March</text:span> 202<text:span text:style-name="T3">1</text:span> under the <text:span text:style-name="T4">44th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5">clarify the following differences between representatives and non-representatives:</text:span></text:p>
      <text:p text:style-name="P5">Representatives: Can put in motions, vote on motions representing their pool of delegates and vote on in-meeting things (like throwing/adjourning motions or votekicking people).</text:p>
      <text:p text:style-name="P5">Non-representatives: Can put in motions if they are co-signed by a representative, can observe and debate in meetings.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1"/>
      <text:p text:style-name="P1"/>
      <text:p text:style-name="P1"/>
      <text:p text:style-name="P3"><text:span text:style-name="T1">[</text:span><text:span text:style-name="T2">Motion 44-5: To clarify the difference between a representative and a non-representativ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3T20:43:16.618837127</dc:date>
    <meta:editing-duration>PT4M17S</meta:editing-duration>
    <meta:editing-cycles>7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9" meta:word-count="92" meta:character-count="653" meta:non-whitespace-character-count="570"/>
  </office:meta>
</office:document-meta>
</file>